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E1336ED26B837E3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16cm, 3.64cm, 18.976cm, 9.0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99cm" svg:height="24.357cm" svg:x="0.992cm" svg:y="2.291cm">
          <draw:image xlink:href="Pictures/10000000000005E8000007E0E1336ED26B837E3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14T16:33:15.400990091</dc:date>
    <meta:editing-duration>PT3M42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